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3" style:family="paragraph" style:parent-style-name="Standard">
      <style:text-properties style:use-window-font-color="true" style:font-name="Lucida Console" fo:font-size="9pt" style:font-size-asian="9pt"/>
    </style:style>
    <style:style style:name="P4" style:family="paragraph" style:parent-style-name="Standard">
      <style:text-properties style:use-window-font-color="true" style:font-name="Lucida Console" fo:font-size="9pt" officeooo:rsid="0019c44a" officeooo:paragraph-rsid="0019c44a" style:font-size-asian="9pt"/>
    </style:style>
    <style:style style:name="P5" style:family="paragraph" style:parent-style-name="Standard">
      <style:text-properties style:use-window-font-color="true" style:font-name="Lucida Console" fo:font-size="9pt" officeooo:rsid="001ba6b1" officeooo:paragraph-rsid="001ba6b1" style:font-size-asian="9pt"/>
    </style:style>
    <style:style style:name="P6" style:family="paragraph" style:parent-style-name="Standard">
      <style:text-properties style:use-window-font-color="true" style:font-name="Lucida Console" fo:font-size="9pt" officeooo:rsid="001eedb2" officeooo:paragraph-rsid="001eedb2" style:font-size-asian="9pt"/>
    </style:style>
    <style:style style:name="P7" style:family="paragraph" style:parent-style-name="Standard">
      <style:text-properties style:use-window-font-color="true" style:font-name="Lucida Console" fo:font-size="9pt" officeooo:rsid="0020c764" officeooo:paragraph-rsid="0020c764" style:font-size-asian="9pt"/>
    </style:style>
    <style:style style:name="P8" style:family="paragraph" style:parent-style-name="Standard">
      <style:text-properties style:use-window-font-color="true" style:font-name="Lucida Console" fo:font-size="9pt" officeooo:rsid="0023cec1" officeooo:paragraph-rsid="0023cec1" style:font-size-asian="9pt"/>
    </style:style>
    <style:style style:name="P9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26bab9" officeooo:paragraph-rsid="0026bab9"/>
    </style:style>
    <style:style style:name="P11" style:family="paragraph" style:parent-style-name="Standard">
      <style:text-properties style:use-window-font-color="true" style:font-name="Lucida Console" fo:font-size="9pt" style:font-size-asian="9pt"/>
    </style:style>
    <style:style style:name="P12" style:family="paragraph" style:parent-style-name="Standard">
      <style:text-properties style:use-window-font-color="true" style:font-name="Lucida Console" fo:font-size="9pt" style:font-size-asian="9pt"/>
    </style:style>
    <style:style style:name="P13" style:family="paragraph" style:parent-style-name="Standard">
      <style:text-properties style:use-window-font-color="true" style:font-name="Lucida Console" fo:font-size="9pt" officeooo:rsid="00276d14" officeooo:paragraph-rsid="00276d14" style:font-size-asian="9pt"/>
    </style:style>
    <style:style style:name="P14" style:family="paragraph" style:parent-style-name="Standard">
      <style:text-properties style:use-window-font-color="true" style:font-name="Lucida Console" fo:font-size="9pt" officeooo:rsid="0019c44a" officeooo:paragraph-rsid="0019c44a" style:font-size-asian="9pt"/>
    </style:style>
    <style:style style:name="P15" style:family="paragraph" style:parent-style-name="Standard">
      <style:text-properties style:use-window-font-color="true" style:font-name="Lucida Console" fo:font-size="9pt" officeooo:rsid="001ba6b1" officeooo:paragraph-rsid="001ba6b1" style:font-size-asian="9pt"/>
    </style:style>
    <style:style style:name="P16" style:family="paragraph" style:parent-style-name="Standard">
      <style:text-properties style:use-window-font-color="true" style:font-name="Lucida Console" fo:font-size="9pt" officeooo:rsid="001eedb2" officeooo:paragraph-rsid="001eedb2" style:font-size-asian="9pt"/>
    </style:style>
    <style:style style:name="P17" style:family="paragraph" style:parent-style-name="Standard">
      <style:text-properties style:use-window-font-color="true" style:font-name="Lucida Console" fo:font-size="9pt" officeooo:rsid="0020c764" officeooo:paragraph-rsid="0020c764" style:font-size-asian="9pt"/>
    </style:style>
    <style:style style:name="P18" style:family="paragraph" style:parent-style-name="Standard">
      <style:text-properties style:use-window-font-color="true" style:font-name="Lucida Console" fo:font-size="9pt" fo:font-weight="normal" officeooo:rsid="0026bab9" officeooo:paragraph-rsid="0026bab9" style:font-size-asian="9pt" style:font-weight-asian="normal" style:font-size-complex="9pt" style:font-weight-complex="normal"/>
    </style:style>
    <style:style style:name="P19" style:family="paragraph" style:parent-style-name="Standard">
      <style:text-properties style:use-window-font-color="true" style:font-name="Lucida Console" fo:font-size="9pt" fo:font-weight="normal" officeooo:rsid="0026bab9" officeooo:paragraph-rsid="002f2b91" style:font-size-asian="9pt" style:font-weight-asian="normal" style:font-size-complex="9pt" style:font-weight-complex="normal"/>
    </style:style>
    <style:style style:name="P20" style:family="paragraph" style:parent-style-name="Standard">
      <style:text-properties style:use-window-font-color="true" style:font-name="Lucida Console" fo:font-size="9pt" fo:font-weight="normal" officeooo:rsid="002b0e20" officeooo:paragraph-rsid="002b0e20" style:font-size-asian="9pt" style:font-weight-asian="normal" style:font-size-complex="9pt" style:font-weight-complex="normal"/>
    </style:style>
    <style:style style:name="P21" style:family="paragraph" style:parent-style-name="Standard">
      <style:text-properties fo:color="#d62e4e" style:font-name="Lucida Console" fo:font-size="15pt" fo:font-weight="bold" officeooo:rsid="0026bab9" officeooo:paragraph-rsid="0026bab9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color="#d62e4e" style:font-name="Lucida Console" fo:font-size="15pt" fo:font-weight="normal" officeooo:rsid="0026bab9" officeooo:paragraph-rsid="0026bab9" style:font-size-asian="13.1000003814697pt" style:font-weight-asian="normal" style:font-size-complex="15pt" style:font-weight-complex="normal"/>
    </style:style>
    <style:style style:name="P23" style:family="paragraph" style:parent-style-name="Standard">
      <style:text-properties officeooo:paragraph-rsid="0026bab9"/>
    </style:style>
    <style:style style:name="P24" style:family="paragraph" style:parent-style-name="Standard">
      <style:text-properties fo:color="#3465a4" style:font-name="Lucida Console" fo:font-size="9pt" style:font-size-asian="9pt"/>
    </style:style>
    <style:style style:name="P25" style:family="paragraph" style:parent-style-name="Standard">
      <style:text-properties fo:color="#3465a4" style:font-name="Lucida Console" fo:font-size="9pt" officeooo:rsid="0026bab9" officeooo:paragraph-rsid="0026bab9" style:font-size-asian="9pt"/>
    </style:style>
    <style:style style:name="P26" style:family="paragraph" style:parent-style-name="Standard">
      <style:text-properties fo:color="#3465a4" style:font-name="Lucida Console" fo:font-size="9pt" officeooo:rsid="00276d14" officeooo:paragraph-rsid="00276d14" style:font-size-asian="9pt"/>
    </style:style>
    <style:style style:name="P27" style:family="paragraph" style:parent-style-name="Standard">
      <style:text-properties fo:color="#3465a4" style:font-name="Lucida Console" fo:font-size="9pt" officeooo:rsid="0027bc42" officeooo:paragraph-rsid="0027bc42" style:font-size-asian="9pt"/>
    </style:style>
    <style:style style:name="P28" style:family="paragraph" style:parent-style-name="Standard">
      <style:text-properties fo:color="#3465a4" style:font-name="Lucida Console" fo:font-size="9pt" officeooo:rsid="00285008" officeooo:paragraph-rsid="00285008" style:font-size-asian="9pt"/>
    </style:style>
    <style:style style:name="P29" style:family="paragraph" style:parent-style-name="Standard">
      <style:text-properties fo:color="#3465a4" style:font-name="Lucida Console" fo:font-size="9pt" officeooo:rsid="002aed45" officeooo:paragraph-rsid="002aed45" style:font-size-asian="9pt"/>
    </style:style>
    <style:style style:name="P30" style:family="paragraph" style:parent-style-name="Standard">
      <style:text-properties fo:color="#3465a4" style:font-name="Lucida Console" fo:font-size="9pt" fo:font-style="italic" style:text-underline-style="solid" style:text-underline-width="auto" style:text-underline-color="font-color" officeooo:rsid="0023cec1" officeooo:paragraph-rsid="0023cec1" style:font-size-asian="9pt" style:font-style-asian="italic" style:font-style-complex="italic"/>
    </style:style>
    <style:style style:name="P31" style:family="paragraph" style:parent-style-name="Standard">
      <style:text-properties fo:color="#3465a4" officeooo:rsid="00276d14" officeooo:paragraph-rsid="00276d14"/>
    </style:style>
    <style:style style:name="P32" style:family="paragraph" style:parent-style-name="Standard">
      <style:text-properties officeooo:paragraph-rsid="00276d14"/>
    </style:style>
    <style:style style:name="P33" style:family="paragraph" style:parent-style-name="Standard">
      <style:text-properties officeooo:paragraph-rsid="002b0e20"/>
    </style:style>
    <style:style style:name="T1" style:family="text">
      <style:text-properties style:use-window-font-color="true" style:font-name="Lucida Console" fo:font-size="9pt" style:font-size-asian="9pt"/>
    </style:style>
    <style:style style:name="T2" style:family="text">
      <style:text-properties style:use-window-font-color="true" style:font-name="Lucida Console" fo:font-size="9pt" officeooo:rsid="00189b33" style:font-size-asian="9pt"/>
    </style:style>
    <style:style style:name="T3" style:family="text">
      <style:text-properties style:use-window-font-color="true" style:font-name="Lucida Console" fo:font-size="9pt" style:font-size-asian="9pt"/>
    </style:style>
    <style:style style:name="T4" style:family="text">
      <style:text-properties style:use-window-font-color="true" style:font-name="Lucida Console" fo:font-size="9pt" officeooo:rsid="00276d14" style:font-size-asian="9pt"/>
    </style:style>
    <style:style style:name="T5" style:family="text">
      <style:text-properties style:use-window-font-color="true" style:font-name="Lucida Console" fo:font-size="9pt" fo:font-weight="normal" officeooo:rsid="002aed45" style:font-size-asian="9pt" style:font-weight-asian="normal" style:font-size-complex="9pt" style:font-weight-complex="normal"/>
    </style:style>
    <style:style style:name="T6" style:family="text">
      <style:text-properties style:use-window-font-color="true" style:font-name="Lucida Console" fo:font-size="9pt" fo:font-weight="normal" officeooo:rsid="002b0e20" style:font-size-asian="9pt" style:font-weight-asian="normal" style:font-size-complex="9pt" style:font-weight-complex="normal"/>
    </style:style>
    <style:style style:name="T7" style:family="text">
      <style:text-properties style:use-window-font-color="true" style:font-name="Lucida Console" fo:font-size="9pt" fo:font-weight="normal" officeooo:rsid="002f2b91" style:font-size-asian="9pt" style:font-weight-asian="normal" style:font-size-complex="9pt" style:font-weight-complex="normal"/>
    </style:style>
    <style:style style:name="T8" style:family="text">
      <style:text-properties style:use-window-font-color="true" fo:font-size="9pt" style:font-size-asian="9pt"/>
    </style:style>
    <style:style style:name="T9" style:family="text">
      <style:text-properties officeooo:rsid="00189b33"/>
    </style:style>
    <style:style style:name="T10" style:family="text">
      <style:text-properties fo:color="#00bf00" style:font-name="Lucida Console" fo:font-size="9pt" style:font-size-asian="9pt"/>
    </style:style>
    <style:style style:name="T11" style:family="text">
      <style:text-properties fo:color="#bf0000" style:font-name="Lucida Console" fo:font-size="9pt" style:font-size-asian="9pt"/>
    </style:style>
    <style:style style:name="T12" style:family="text"/>
    <style:style style:name="T13" style:family="text">
      <style:text-properties fo:color="#bfbf00" style:font-name="Lucida Console" fo:font-size="9pt" style:font-size-asian="9pt"/>
    </style:style>
    <style:style style:name="T14" style:family="text">
      <style:text-properties fo:color="#bfbf00" officeooo:rsid="002aed45"/>
    </style:style>
    <style:style style:name="T15" style:family="text">
      <style:text-properties fo:color="#bfbf00" officeooo:rsid="002aed45"/>
    </style:style>
    <style:style style:name="T16" style:family="text">
      <style:text-properties fo:color="#40ffff" style:font-name="Lucida Console" fo:font-size="9pt" style:font-size-asian="9pt"/>
    </style:style>
    <style:style style:name="T17" style:family="text">
      <style:text-properties fo:color="#40ff40" style:font-name="Lucida Console" fo:font-size="9pt" style:font-size-asian="9pt"/>
    </style:style>
    <style:style style:name="T18" style:family="text">
      <style:text-properties fo:color="#ff4040" style:font-name="Lucida Console" fo:font-size="9pt" style:font-size-asian="9pt"/>
    </style:style>
    <style:style style:name="T19" style:family="text">
      <style:text-properties fo:color="#3465a4"/>
    </style:style>
    <style:style style:name="T20" style:family="text">
      <style:text-properties fo:color="#3465a4" style:font-name="Lucida Console" fo:font-size="9pt" officeooo:rsid="0026bab9" style:font-size-asian="9pt"/>
    </style:style>
    <style:style style:name="T21" style:family="text">
      <style:text-properties style:font-name="Lucida Console" fo:font-size="9pt" style:font-size-asian="9pt"/>
    </style:style>
    <style:style style:name="T22" style:family="text">
      <style:text-properties style:font-name="Lucida Console" fo:font-size="9pt" officeooo:rsid="00276d14" style:font-size-asian="9pt"/>
    </style:style>
    <style:style style:name="T23" style:family="text">
      <style:text-properties style:font-name="Lucida Console" fo:font-size="9pt" officeooo:rsid="0027bc42" style:font-size-asian="9pt"/>
    </style:style>
    <style:style style:name="T24" style:family="text">
      <style:text-properties style:text-position="super 58%"/>
    </style:style>
    <style:style style:name="T25" style:family="text">
      <style:text-properties officeooo:rsid="002aed45"/>
    </style:style>
    <style:style style:name="T26" style:family="text">
      <style:text-properties officeooo:rsid="002b0e20"/>
    </style:style>
    <style:style style:name="T27" style:family="text">
      <style:text-properties officeooo:rsid="002f2b91"/>
    </style:style>
    <style:style style:name="T28" style:family="text">
      <style:text-properties officeooo:rsid="002f2b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ll used commands:</text:p>
      <text:p text:style-name="P3"/>
      <text:p text:style-name="P25">Cloning the provided repo from the link to my local repo and setting the name</text:p>
      <text:p text:style-name="P3">$ git clone https://github.com/finkiSI/SI_lab1_gr1.git SI_lab1_gr1_175052</text:p>
      <text:p text:style-name="P25"/>
      <text:p text:style-name="P25">Removing the remote repo</text:p>
      <text:p text:style-name="P3">$ git remote remove origin</text:p>
      <text:p text:style-name="P25"/>
      <text:p text:style-name="P23"><text:span text:style-name="T20">linking my local repo to the remote repo I just created</text:span></text:p>
      <text:p text:style-name="P3">$ echo "#SI_lab1_gr1_175052" &gt;&gt; README.md</text:p>
      <text:p text:style-name="P3">$ git init</text:p>
      <text:p text:style-name="P3">$ git add README.md</text:p>
      <text:p text:style-name="P1"><text:bookmark text:name="empty-setup-new-repo-echo"/><text:span text:style-name="T2">$ </text:span><text:span text:style-name="T1">git commit -m "first commit"</text:span></text:p>
      <text:p text:style-name="P2"><text:span text:style-name="T9">$ </text:span>git remote add origin https://github.com/sezgo/SI_lab1_gr1_175052.git</text:p>
      <text:p text:style-name="P2"/>
      <text:p text:style-name="P10"><text:span text:style-name="T19">synchronizing</text:span> <text:span text:style-name="T19">local repo to remote</text:span></text:p>
      <text:p text:style-name="P2"><text:span text:style-name="T9">$ </text:span>git push -u origin master</text:p>
      <text:p text:style-name="P3">$ git pull</text:p>
      <text:p text:style-name="P13"/>
      <text:p text:style-name="P26">creating text file student.csv </text:p>
      <text:p text:style-name="P32"><text:span text:style-name="T4">$ vi students.csv</text:span></text:p>
      <text:p text:style-name="P32"><text:span text:style-name="T4"/></text:p>
      <text:p text:style-name="P31"><text:span text:style-name="T22">c</text:span><text:span text:style-name="T21">ommitting the new students.csv file to master branch </text:span><text:span text:style-name="T23">and sync</text:span><text:span text:style-name="T21"> </text:span></text:p>
      <text:p text:style-name="P3">$ git status</text:p>
      <text:p text:style-name="P3">$ git add students.csv</text:p>
      <text:p text:style-name="P4">$ git commit -m "students.csv file added."</text:p>
      <text:p text:style-name="P4">$ git push -u origin master</text:p>
      <text:p text:style-name="P4"/>
      <text:p text:style-name="P27">staging the changes in Student.java</text:p>
      <text:p text:style-name="P5">$ git add Student.java</text:p>
      <text:p text:style-name="P5">$ git status</text:p>
      <text:p text:style-name="P5"/>
      <text:p text:style-name="P27">commiting the changes in Student.java</text:p>
      <text:p text:style-name="P5">$ git commit -m "lab points variable added"</text:p>
      <text:p text:style-name="P5"/>
      <text:p text:style-name="P27">I happened to push the last commit by mistake</text:p>
      <text:p text:style-name="P5">$ git push -u origin master</text:p>
      <text:p text:style-name="P5"/>
      <text:p text:style-name="P5"/>
      <text:p text:style-name="P28">staging the last changes (from 13<text:span text:style-name="T24">th</text:span> instruction),</text:p>
      <text:p text:style-name="P28">and commiting them</text:p>
      <text:p text:style-name="P5">$ git add Student.java</text:p>
      <text:p text:style-name="P6">$ git diff</text:p>
      <text:p text:style-name="P6">$ commit -m “student class finished”</text:p>
      <text:p text:style-name="P6"/>
      <text:p text:style-name="P28">creating a new branch courseFeature and switching to that</text:p>
      <text:p text:style-name="P7">$ git branch courseFeature</text:p>
      <text:p text:style-name="P7">$ git checkout courseFeature</text:p>
      <text:p text:style-name="P7"/>
      <text:p text:style-name="P28">staging changes in the two files,</text:p>
      <text:p text:style-name="P28">committing them and syncing with remote repo</text:p>
      <text:p text:style-name="P7">$ git add students.csv Course.java</text:p>
      <text:p text:style-name="P7">$ git commit -m "Updated students.csv and added Course.java"</text:p>
      <text:p text:style-name="P7">$ git push -u origin courseFeature</text:p>
      <text:p text:style-name="P7"/>
      <text:p text:style-name="P28">switching from courseFeature branch to master branch</text:p>
      <text:p text:style-name="P28">and merging courseFeature into master branch</text:p>
      <text:p text:style-name="P7">$ git checkout master</text:p>
      <text:p text:style-name="P7">$ git merge courseFeature</text:p>
      <text:p text:style-name="P7"/>
      <text:p text:style-name="P30">Had no problem with the merging;</text:p>
      <text:p text:style-name="P8">Updating 59a4b07..1b4c635</text:p>
      <text:p text:style-name="P3">Fast-forward</text:p>
      <text:p text:style-name="Standard"><text:span text:style-name="T1"><text:s/>Course.java <text:s/>| 46 </text:span><text:span text:style-name="T10">++++++++++++++++++++++++++++++++++++++++++++++</text:span></text:p>
      <text:p text:style-name="Standard"><text:span text:style-name="T1"><text:s/>students.csv | <text:s/>4 </text:span><text:span text:style-name="T10">+++</text:span><text:span text:style-name="T11">-</text:span></text:p>
      <text:p text:style-name="P3"><text:s/>2 files changed, 49 insertions(+), 1 deletion(-)</text:p>
      <text:p text:style-name="P3"><text:s/>create mode 100644 Course.java</text:p>
      <text:p text:style-name="P3"/>
      <text:p text:style-name="P28">syncing the changes to remote repo</text:p>
      <text:p text:style-name="P3"><text:span text:style-name="T12">$ git push -u origin master</text:span></text:p>
      <text:p text:style-name="P3"/>
      <text:p text:style-name="P24"/>
      <text:p text:style-name="P29"/>
      <text:p text:style-name="P29"><text:soft-page-break/>these I wrote previously and executed after </text:p>
      <text:p text:style-name="P29">the documentation was finished</text:p>
      <text:p text:style-name="P20"><text:span text:style-name="T25">$ </text:span><text:span text:style-name="T12">cd Desktop</text:span></text:p>
      <text:p text:style-name="P19"><text:span text:style-name="T12">$ </text:span><text:span text:style-name="T25">mv </text:span><text:span text:style-name="T26">Desktop/</text:span><text:span text:style-name="T25">documentation.</text:span><text:span text:style-name="T28">odt</text:span><text:span text:style-name="T25"> </text:span><text:span text:style-name="T14">SI_lab1_gr1_175052</text:span></text:p>
      <text:p text:style-name="P20"><text:span text:style-name="T25">$ </text:span><text:span text:style-name="T12">cd </text:span><text:span text:style-name="T14">SI_lab1_gr1_175052</text:span></text:p>
      <text:p text:style-name="P33"><text:span text:style-name="T5">$ </text:span><text:span text:style-name="T6">git add </text:span><text:span text:style-name="T5">documentation.</text:span><text:span text:style-name="T7">odt</text:span></text:p>
      <text:p text:style-name="P20"><text:span text:style-name="T25">$ </text:span><text:span text:style-name="T12">git commit -m “documentation.txt added to repo”</text:span></text:p>
      <text:p text:style-name="P20"><text:span text:style-name="T12">$ git push -u origin master</text:span></text:p>
      <text:p text:style-name="P29"/>
      <text:p text:style-name="P29"/>
      <text:p text:style-name="P21">History of all commits:</text:p>
      <text:p text:style-name="P22"/>
      <text:p text:style-name="P18"><text:span text:style-name="T12">$ git log</text:span></text:p>
      <text:p text:style-name="Standard"><text:span text:style-name="T13">commit 1b4c635836e2aaf9a3cf09672edd140e59740985 (</text:span><text:span text:style-name="T16">HEAD -&gt; </text:span><text:span text:style-name="T17">master</text:span><text:span text:style-name="T13">, </text:span><text:span text:style-name="T18">origin/master</text:span><text:span text:style-name="T13">, </text:span><text:span text:style-name="T18">origin/courseFeature</text:span><text:span text:style-name="T13">, </text:span><text:span text:style-name="T17">courseFeature</text:span><text:span text:style-name="T13">)</text:span></text:p>
      <text:p text:style-name="Standard"><text:span text:style-name="T3">Author: sezgin &lt;szgnmstfa@gmail.com&gt;</text:span></text:p>
      <text:p text:style-name="Standard"><text:span text:style-name="T3">Date: <text:s text:c="2"/>Fri Apr 10 18:42:45 2020 +0200</text:span></text:p>
      <text:p text:style-name="P12"/>
      <text:p text:style-name="Standard"><text:span text:style-name="T3"><text:s text:c="4"/>Updated students.csv and added Course.java</text:span></text:p>
      <text:p text:style-name="P12"/>
      <text:p text:style-name="Standard"><text:span text:style-name="T13">commit 59a4b07542158b3f5f6c78500ca54b75eb726098</text:span></text:p>
      <text:p text:style-name="Standard"><text:span text:style-name="T3">Author: sezgin &lt;szgnmstfa@gmail.com&gt;</text:span></text:p>
      <text:p text:style-name="Standard"><text:span text:style-name="T3">Date: <text:s text:c="2"/>Fri Apr 10 13:13:06 2020 +0200</text:span></text:p>
      <text:p text:style-name="P12"/>
      <text:p text:style-name="Standard"><text:span text:style-name="T3"><text:s text:c="4"/>student class finished</text:span></text:p>
      <text:p text:style-name="P12"/>
      <text:p text:style-name="Standard"><text:span text:style-name="T13">commit 680ab187b936ef14272acf7659fe76debbeb965e</text:span></text:p>
      <text:p text:style-name="Standard"><text:span text:style-name="T3">Author: sezgin &lt;szgnmstfa@gmail.com&gt;</text:span></text:p>
      <text:p text:style-name="Standard"><text:span text:style-name="T3">Date: <text:s text:c="2"/>Fri Apr 10 12:48:15 2020 +0200</text:span></text:p>
      <text:p text:style-name="P12"/>
      <text:p text:style-name="Standard"><text:span text:style-name="T3"><text:s text:c="4"/>lab points variable added</text:span></text:p>
      <text:p text:style-name="P12"/>
      <text:p text:style-name="Standard"><text:span text:style-name="T13">commit 22e6f57138dd9bbd86eafb0a31d72b1bc3c6534f</text:span></text:p>
      <text:p text:style-name="Standard"><text:span text:style-name="T3">Author: sezgin &lt;szgnmstfa@gmail.com&gt;</text:span></text:p>
      <text:p text:style-name="Standard"><text:span text:style-name="T3">Date: <text:s text:c="2"/>Fri Apr 10 12:14:45 2020 +0200</text:span></text:p>
      <text:p text:style-name="P12"/>
      <text:p text:style-name="Standard"><text:span text:style-name="T3"><text:s text:c="4"/>students.csv file added.</text:span></text:p>
      <text:p text:style-name="P12"/>
      <text:p text:style-name="Standard"><text:span text:style-name="T13">commit ff2d34b05b807b3b8cb31d5084015eca4aff46cb</text:span></text:p>
      <text:p text:style-name="Standard"><text:span text:style-name="T3">Author: sezgin &lt;szgnmstfa@gmail.com&gt;</text:span></text:p>
      <text:p text:style-name="Standard"><text:span text:style-name="T3">Date: <text:s text:c="2"/>Fri Apr 10 11:35:16 2020 +0200</text:span></text:p>
      <text:p text:style-name="P12"/>
      <text:p text:style-name="Standard"><text:span text:style-name="T3"><text:s text:c="4"/>first commit</text:span></text:p>
      <text:p text:style-name="P12"/>
      <text:p text:style-name="Standard"><text:span text:style-name="T13">commit 6f18e96cb4179baae3692013b3d210d5d716c9cc</text:span></text:p>
      <text:p text:style-name="Standard"><text:span text:style-name="T3">Author: Stefan Andonov &lt;stefan5andonov@yahoo.com&gt;</text:span></text:p>
      <text:p text:style-name="Standard"><text:span text:style-name="T3">Date: <text:s text:c="2"/>Thu Mar 5 20:32:46 2020 +0100</text:span></text:p>
      <text:p text:style-name="P12"/>
      <text:p text:style-name="Standard"><text:span text:style-name="T3"><text:s text:c="4"/>Initial commit</text:span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7"/>
      <text:p text:style-name="P21">Link to my github repo:</text:p>
      <text:p text:style-name="P21"/>
      <text:p text:style-name="P22"><text:a xlink:type="simple" xlink:href="https://github.com/sezgo/SI_lab1_gr1_175052" text:style-name="Internet_20_link" text:visited-style-name="Visited_20_Internet_20_Link">https://github.com/sezgo/SI_lab1_gr1_175052</text:a><text:span text:style-name="T8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10:31:24.357000000</meta:creation-date>
    <dc:date>2020-04-10T19:51:28.910000000</dc:date>
    <meta:editing-duration>PT2H7M51S</meta:editing-duration>
    <meta:editing-cycles>6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90" meta:word-count="442" meta:character-count="3171" meta:non-whitespace-character-count="2773"/>
  </office:meta>
</office:document-meta>
</file>